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5208333333333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2-10-05T00:00:00" table:style-name="ce5">
            <text:p>05.10.2022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number-columns-repeated="2" table:style-name="ce9"/>
          <table:table-cell office:value-type="currency" office:value="0" table:formula="of:=[.A7]*([.D7]+50*[.C7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number-columns-repeated="2" table:style-name="ce9"/>
          <table:table-cell office:value-type="currency" office:value="0" table:formula="of:=[.A8]*([.D8]+50*[.C8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30" table:style-name="ce9">
            <text:p>30</text:p>
          </table:table-cell>
          <table:table-cell office:value-type="currency" office:value="15" table:formula="of:=[.A9]*([.D9]+50*[.C9])" table:style-name="ce10">
            <text:p>CHF 1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office:value-type="float" office:value="1" table:style-name="ce9">
            <text:p>1</text:p>
          </table:table-cell>
          <table:table-cell office:value-type="float" office:value="10" table:style-name="ce9">
            <text:p>10</text:p>
          </table:table-cell>
          <table:table-cell office:value-type="currency" office:value="60" table:formula="of:=[.A10]*([.D10]+50*[.C10])" table:style-name="ce10">
            <text:p>CHF 6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office:value-type="float" office:value="1" table:style-name="ce9">
            <text:p>1</text:p>
          </table:table-cell>
          <table:table-cell office:value-type="float" office:value="30" table:style-name="ce9">
            <text:p>30</text:p>
          </table:table-cell>
          <table:table-cell office:value-type="currency" office:value="160" table:formula="of:=[.A11]*([.D11]+50*[.C11])" table:style-name="ce10">
            <text:p>CHF 16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number-columns-repeated="2" table:style-name="ce9"/>
          <table:table-cell office:value-type="currency" office:value="0" table:formula="of:=[.A12]*([.D12]+25*[.C12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10" table:style-name="ce9">
            <text:p>10</text:p>
          </table:table-cell>
          <table:table-cell office:value-type="currency" office:value="100" table:formula="of:=[.A13]*[.D13]" table:style-name="ce10">
            <text:p>CHF 1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5" table:style-name="ce9">
            <text:p>5</text:p>
          </table:table-cell>
          <table:table-cell office:value-type="currency" office:value="100" table:formula="of:=[.A14]*[.D14]" table:style-name="ce10">
            <text:p>CHF 1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.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435" table:formula="of:=SUM([.E6:.E18])" table:number-columns-spanned="2" table:number-rows-spanned="1" table:style-name="ce12">
            <text:p>CHF 435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29</meta:generator>
    <dc:subject>État du contenu de la caisse à instant T</dc:subject>
    <dc:creator>Francesca</dc:creator>
    <meta:creation-date>2019-04-15T09:02:29Z</meta:creation-date>
    <dc:date>2022-10-05T09:56:00Z</dc:date>
    <meta:editing-cycles>13</meta:editing-cycles>
    <meta:editing-duration>PT0S</meta:editing-duration>
  </office:meta>
</office:document-meta>
</file>